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1">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1">
      <style:text-properties fo:font-weight="normal" style:font-weight-asian="normal" style:font-weight-complex="normal"/>
    </style:style>
    <style:style style:name="P59" style:family="paragraph" style:parent-style-name="Text_20_body" style:list-style-name="L35">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paragraph-properties fo:text-align="start" style:justify-single-word="false"/>
    </style:style>
    <style:style style:name="P86" style:family="paragraph" style:parent-style-name="Text_20_body" style:list-style-name="L30"/>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12" style:master-page-name="">
      <style:paragraph-properties fo:margin-top="0cm" fo:margin-bottom="0cm" style:page-number="auto"/>
    </style:style>
    <style:style style:name="P91" style:family="paragraph" style:parent-style-name="Text_20_body" style:list-style-name="L13" style:master-page-name="">
      <style:paragraph-properties fo:margin-top="0cm" fo:margin-bottom="0cm" style:page-number="auto"/>
    </style:style>
    <style:style style:name="P92" style:family="paragraph" style:parent-style-name="Text_20_body" style:list-style-name="L23" style:master-page-name="">
      <style:paragraph-properties fo:margin-top="0cm" fo:margin-bottom="0cm" style:page-number="auto"/>
    </style:style>
    <style:style style:name="P93" style:family="paragraph" style:parent-style-name="Text_20_body" style:list-style-name="L27" style:master-page-name="">
      <style:paragraph-properties fo:margin-top="0cm" fo:margin-bottom="0cm" style:page-number="auto"/>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6">
      <style:paragraph-properties fo:margin-top="0cm" fo:margin-bottom="0cm"/>
    </style:style>
    <style:style style:name="P98" style:family="paragraph" style:parent-style-name="Text_20_body" style:list-style-name="L18">
      <style:paragraph-properties fo:margin-top="0cm" fo:margin-bottom="0cm"/>
    </style:style>
    <style:style style:name="P99" style:family="paragraph" style:parent-style-name="Text_20_body" style:list-style-name="L23">
      <style:paragraph-properties fo:margin-top="0cm" fo:margin-bottom="0cm"/>
    </style:style>
    <style:style style:name="P100" style:family="paragraph" style:parent-style-name="Text_20_body" style:list-style-name="L26">
      <style:paragraph-properties fo:margin-top="0cm" fo:margin-bottom="0cm"/>
    </style:style>
    <style:style style:name="P101" style:family="paragraph" style:parent-style-name="Text_20_body" style:list-style-name="L27">
      <style:paragraph-properties fo:margin-top="0cm" fo:margin-bottom="0cm"/>
    </style:style>
    <style:style style:name="P102" style:family="paragraph" style:parent-style-name="Text_20_body" style:list-style-name="L30">
      <style:paragraph-properties fo:margin-top="0cm" fo:margin-bottom="0cm"/>
    </style:style>
    <style:style style:name="P103" style:family="paragraph" style:parent-style-name="Text_20_body" style:list-style-name="L30">
      <style:paragraph-properties fo:margin-top="0cm" fo:margin-bottom="0cm"/>
      <style:text-properties fo:font-weight="normal" style:font-weight-asian="normal" style:font-weight-complex="normal"/>
    </style:style>
    <style:style style:name="P104" style:family="paragraph" style:parent-style-name="Text_20_body" style:list-style-name="L29">
      <style:paragraph-properties fo:margin-top="0cm" fo:margin-bottom="0cm" fo:text-align="start" style:justify-single-word="false" style:shadow="none"/>
    </style:style>
    <style:style style:name="P105" style:family="paragraph" style:parent-style-name="Text_20_body" style:list-style-name="L13" style:master-page-name="">
      <style:paragraph-properties style:page-number="auto"/>
    </style:style>
    <style:style style:name="P106" style:family="paragraph" style:parent-style-name="Heading_20_1" style:master-page-name="">
      <style:paragraph-properties style:page-number="auto" fo:break-before="page"/>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Introduction<text:tab/>6</text:p>
          <text:p text:style-name="P107"><text:s/>2 Licence<text:tab/>7</text:p>
          <text:p text:style-name="P108"><text:s/>2.1 GNU Lesser General Public License<text:tab/>7</text:p>
          <text:p text:style-name="P108"><text:s/>2.2 Clarification of Intentions<text:tab/>7</text:p>
          <text:p text:style-name="P108"><text:s/>2.3 Jarvis Tracker Icons<text:tab/>7</text:p>
          <text:p text:style-name="P107"><text:s/>3 Installation<text:tab/>8</text:p>
          <text:p text:style-name="P108"><text:s/>3.1 Unpacking<text:tab/>8</text:p>
          <text:p text:style-name="P108"><text:s/>3.2 Install Additional Perl Modules<text:tab/>8</text:p>
          <text:p text:style-name="P108"><text:s/>3.3 Apache2 Configuration – With mod_perl<text:tab/>9</text:p>
          <text:p text:style-name="P108"><text:s/>3.4 Apache2 Configuration – Without mod_perl<text:tab/>9</text:p>
          <text:p text:style-name="P108"><text:s/>3.5 Relocating Jarvis<text:tab/>9</text:p>
          <text:p text:style-name="P108"><text:s/>3.6 Test<text:tab/>10</text:p>
          <text:p text:style-name="P107"><text:s/>4 Application Configuration File<text:tab/>11</text:p>
          <text:p text:style-name="P108"><text:s/>4.1 Introduction<text:tab/>11</text:p>
          <text:p text:style-name="P108"><text:s/>4.2 &lt;jarvis&gt;&lt;app&gt;<text:tab/>12</text:p>
          <text:p text:style-name="P108"><text:s/>4.3 Configuration: format<text:tab/>14</text:p>
          <text:p text:style-name="P108"><text:s/>4.4 Configuration: debug<text:tab/>14</text:p>
          <text:p text:style-name="P108"><text:s/>4.5 Configuration: dump<text:tab/>14</text:p>
          <text:p text:style-name="P108"><text:s/>4.6 Configuration: log_format<text:tab/>14</text:p>
          <text:p text:style-name="P108"><text:s/>4.7 Configuration: page_limit_param, page_start_param<text:tab/>15</text:p>
          <text:p text:style-name="P108"><text:s/>4.8 Configuration: sort_field_param, sort_dir_param<text:tab/>15</text:p>
          <text:p text:style-name="P108"><text:s/>4.9 Configuration: dataset_dir<text:tab/>15</text:p>
          <text:p text:style-name="P108"><text:s/>4.10 Configuration: default_libs<text:tab/>16</text:p>
          <text:p text:style-name="P108"><text:s/>4.11 Configuration: method_param<text:tab/>16</text:p>
          <text:p text:style-name="P108"><text:s/>4.12 Configuration: login<text:tab/>17</text:p>
          <text:p text:style-name="P108"><text:s/>4.13 Configuration: database<text:tab/>17</text:p>
          <text:p text:style-name="P108"><text:s/>4.14 Configuration: sessiondb<text:tab/>17</text:p>
          <text:p text:style-name="P108"><text:s/>4.15 Configuration: exec &amp; plugin &amp; hook<text:tab/>19</text:p>
          <text:p text:style-name="P108"><text:s/>4.16 Configuration: habitat<text:tab/>19</text:p>
          <text:p text:style-name="P107"><text:s/>5 Login Module Configuration<text:tab/>20</text:p>
          <text:p text:style-name="P108"><text:s/>5.1 Standard Modules<text:tab/>20</text:p>
          <text:p text:style-name="P108"><text:s/>5.2 Active Directory Login<text:tab/>20</text:p>
          <text:p text:style-name="P108"><text:s/>5.3 Basic Auth Login<text:tab/>21</text:p>
          <text:p text:style-name="P108"><text:s/>5.4 Database Login<text:tab/>22</text:p>
          <text:p text:style-name="P108"><text:s/>5.5 Adempiere Login<text:tab/>23</text:p>
          <text:p text:style-name="P108"><text:s/>5.6 Drupal6 Login<text:tab/>24</text:p>
          <text:p text:style-name="P108"><text:s/>5.7 None Login<text:tab/>25</text:p>
          <text:p text:style-name="P108"><text:s/>5.8 Single Login<text:tab/>25</text:p>
          <text:p text:style-name="P107"><text:s/>6 Special Datasets &amp; Jarvis Login<text:tab/>27</text:p>
          <text:p text:style-name="P108"><text:s/>6.1 Jarvis URLs<text:tab/>27</text:p>
          <text:p text:style-name="P108"><text:s/>6.2 The __status Dataset<text:tab/>27</text:p>
          <text:p text:style-name="P108"><text:s/>6.3 The __habitat Dataset<text:tab/>28</text:p>
          <text:p text:style-name="P108"><text:s/>6.4 The __logout Dataset<text:tab/>29</text:p>
          <text:p text:style-name="P108"><text:s/>6.5 Logging-In to Jarvis<text:tab/>29</text:p>
          <text:p text:style-name="P108"><text:soft-page-break/><text:s/>6.6 Jarvis Error Responses<text:tab/>29</text:p>
          <text:p text:style-name="P107"><text:s/>7 Datasets<text:tab/>31</text:p>
          <text:p text:style-name="P108"><text:s/>7.1 Data Fetch Response Format<text:tab/>31</text:p>
          <text:p text:style-name="P108"><text:s/>7.2 Dataset Definition<text:tab/>32</text:p>
          <text:p text:style-name="P108"><text:s/>7.3 Dataset Bind Parameters<text:tab/>33</text:p>
          <text:p text:style-name="P108"><text:s/>7.4 Secure Dataset Bind Parameters<text:tab/>35</text:p>
          <text:p text:style-name="P108"><text:s/>7.5 Textual Substitution Dataset Parameters<text:tab/>36</text:p>
          <text:p text:style-name="P108"><text:s/>7.6 Modifying Datasets – Single Modification<text:tab/>36</text:p>
          <text:p text:style-name="P108"><text:s/>7.7 Modifying Datasets – Array of Modifications<text:tab/>39</text:p>
          <text:p text:style-name="P108"><text:s/>7.8 Modifying Datasets – Array of Mixed Modifications<text:tab/>41</text:p>
          <text:p text:style-name="P108"><text:s/>7.9 Before &amp; After Statements<text:tab/>41</text:p>
          <text:p text:style-name="P108"><text:s/>7.10 Failed Modifications<text:tab/>41</text:p>
          <text:p text:style-name="P108"><text:s/>7.11 Dataset Transformations<text:tab/>42</text:p>
          <text:p text:style-name="P107"><text:s/>8 Exec Datasets<text:tab/>43</text:p>
          <text:p text:style-name="P108"><text:s/>8.1 Introduction<text:tab/>43</text:p>
          <text:p text:style-name="P108"><text:s/>8.2 Configuration<text:tab/>43</text:p>
          <text:p text:style-name="P108"><text:s/>8.3 Output Return Mechanism<text:tab/>45</text:p>
          <text:p text:style-name="P108"><text:s/>8.4 A Simple Example<text:tab/>46</text:p>
          <text:p text:style-name="P108"><text:s/>8.5 Environment Variables<text:tab/>46</text:p>
          <text:p text:style-name="P108"><text:s/>8.6 Command Line Parameters<text:tab/>46</text:p>
          <text:p text:style-name="P108"><text:s/>8.7 Output &amp; Headers<text:tab/>46</text:p>
          <text:p text:style-name="P107"><text:s/>9 Plugin Datasets<text:tab/>48</text:p>
          <text:p text:style-name="P108"><text:s/>9.1 Introduction<text:tab/>48</text:p>
          <text:p text:style-name="P108"><text:s/>9.2 Configuration<text:tab/>48</text:p>
          <text:p text:style-name="P108"><text:s/>9.3 Example Plugin<text:tab/>49</text:p>
          <text:p text:style-name="P108"><text:s/>9.4 Output &amp; Headers<text:tab/>50</text:p>
          <text:p text:style-name="P108"><text:s/>9.5 Exception Handling<text:tab/>50</text:p>
          <text:p text:style-name="P107"><text:s/>10 Hook Modules<text:tab/>51</text:p>
          <text:p text:style-name="P108"><text:s/>10.1 Introduction<text:tab/>51</text:p>
          <text:p text:style-name="P108"><text:s/>10.2 Configuration<text:tab/>55</text:p>
          <text:p text:style-name="P108"><text:s/>10.3 Standard Hook Template<text:tab/>55</text:p>
          <text:p text:style-name="P107"><text:s/>11 Performance Notes<text:tab/>57</text:p>
          <text:p text:style-name="P108"><text:s/>11.1 How Fast is Jarvis?<text:tab/>57</text:p>
          <text:p text:style-name="P107"><text:s/>12 Tracking Application<text:tab/>58</text:p>
          <text:p text:style-name="P108"><text:s/>12.1 Tracking Requests &amp; Errors<text:tab/>58</text:p>
          <text:p text:style-name="P108"><text:s/>12.2 The Tracker Database File<text:tab/>58</text:p>
          <text:p text:style-name="P108"><text:s/>12.3 The Tracker Display Application<text:tab/>58</text:p>
          <text:p text:style-name="P107"><text:s/>13 Demo Application<text:tab/>61</text:p>
          <text:p text:style-name="P108"><text:s/>13.1 Enable Jarvis<text:tab/>61</text:p>
          <text:p text:style-name="P108"><text:s/>13.2 Copy The Demo Database<text:tab/>61</text:p>
          <text:p text:style-name="P108"><text:s/>13.3 Configure Demo Web-Service<text:tab/>61</text:p>
          <text:p text:style-name="P108"><text:s/>13.4 Install ExtJS<text:tab/>62</text:p>
          <text:p text:style-name="P108"><text:s/>13.5 Configure Demo ExtJS Application<text:tab/>63</text:p>
          <text:p text:style-name="P108"><text:s/>13.6 Enable Database Write<text:tab/>63</text:p>
        </text:index-body>
      </text:table-of-content>
      <text:p text:style-name="P10"/>
      <text:p text:style-name="P49"/>
      <text:p text:style-name="P33"><text:soft-page-break/></text:p>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23364022"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37221417"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799846481"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71983507"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725292278"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89299146"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15721471"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63821143"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022182747"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400888873"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553675388"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78784456"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6" text:outline-level="1">Login Module Configuration</text:h>
      <text:h text:style-name="Heading_20_2" text:outline-level="2">Standard Modules</text:h>
      <text:p text:style-name="Text_20_body">Jarvis uses a pluggable login module mechanism. <text:s/>The following modules are provided:</text:p>
      <text:list xml:id="list999299749" text:style-name="L12">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88285109" text:style-name="L13">
        <text:list-item>
          <text:p text:style-name="P91">ad_user</text:p>
        </text:list-item>
        <text:list-item>
          <text:p text:style-name="P95">ad_user_roles</text:p>
        </text:list-item>
        <text:list-item>
          <text:p text:style-name="P95">ad_role</text:p>
        </text:list-item>
        <text:list-item>
          <text:p text:style-name="P70">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365467455" text:style-name="L14">
        <text:list-item>
          <text:p text:style-name="P96"><text:span text:style-name="T5">role-&lt;role_name&gt; <text:s text:c="6"/><text:tab/></text:span>For each active user role.</text:p>
        </text:list-item>
        <text:list-item>
          <text:p text:style-name="P96"><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97488880" text:style-name="L15">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20815641" text:continue-list="list1188285109" text:style-name="L13">
        <text:list-item>
          <text:p text:style-name="P105">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900642207" text:style-name="L16">
        <text:list-item>
          <text:p text:style-name="P97"><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979741410" text:style-name="L17">
        <text:list-item>
          <text:p text:style-name="P74"><text:soft-page-break/>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118281094" text:style-name="L18">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76747687"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69561059"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2145170378" text:style-name="L21">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1">In all these cases, the returned content will be JSON or XML or CSV in a “200 Successful” response.</text:p>
      <text:p text:style-name="Text_20_body"/>
      <text:h text:style-name="P10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and hyphen. <text:s/>All other characters will be ignored.</text:p>
      <text:p text:style-name="Text_20_body">The values for these parameters may come from the following sources:</text:p>
      <text:p text:style-name="Text_20_body">User Parameters:</text:p>
      <text:list xml:id="list261285493"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1648173474"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text:soft-page-break/>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314502670" text:style-name="L23">
        <text:list-item>
          <text:p text:style-name="P92">my(param)</text:p>
        </text:list-item>
        <text:list-item>
          <text:p text:style-name="P99">__my_param</text:p>
        </text:list-item>
        <text:list-item>
          <text:p text:style-name="P99">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2">&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72515247" text:style-name="L24">
        <text:list-item>
          <text:p text:style-name="P80">Any RESTful parameters by position number, e.g. [[1]]</text:p>
        </text:list-item>
        <text:list-item>
          <text:p text:style-name="P80">Any query parameters given by the user for a fetch request, e.g. [[myfetcharg]]</text:p>
        </text:list-item>
        <text:list-item>
          <text:p text:style-name="P80">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666098774" text:style-name="L25">
        <text:list-item>
          <text:p text:style-name="P81">If the parameter value is an integer or floating point, it is unquoted.</text:p>
        </text:list-item>
        <text:list-item>
          <text:p text:style-name="P81">Otherwise the parameter is quoted using the DBI database handle $dbh-&gt;quote(...) method appropriate for this database. <text:s/>According to the DBI documentation, this is safe from SQL injection.</text:p>
        </text:list-item>
        <text:list-item>
          <text:p text:style-name="P81">If the ":noquote" flag is given, e.g. [[sortorder:noquote]] then the value is not quoted. <text:s/>Instead, all characters except those in the set [0-9a-zA-Z ,_-] are remov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and hyphen. <text:s/>All other characters will be ignored.</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text:soft-page-break/>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93482809" text:style-name="L26">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26786741" text:style-name="L27">
        <text:list-item>
          <text:p text:style-name="P93">Even though the first modification succeeded, it was rolled back.</text:p>
        </text:list-item>
        <text:list-item>
          <text:p text:style-name="P101">The first failing error message is shown.</text:p>
        </text:list-item>
        <text:list-item>
          <text:p text:style-name="P8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80929484" text:style-name="L28">
        <text:list-item>
          <text:p text:style-name="P8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4">Any RESTful parameters specified in the URI. <text:s/>These are passed as “p1”, “p2”, etc.</text:p>
        </text:list-item>
        <text:list-item>
          <text:p text:style-name="P84">The parameter __dataset is given as the client-supplied dataset given to Jarvis which invoked this exec request.</text:p>
        </text:list-item>
        <text:list-item>
          <text:p text:style-name="P84">The parameter __tmpfile is given if use_tmpfile is configured for this exec.</text:p>
        </text:list-item>
        <text:list-item>
          <text:p text:style-name="P84">The Jarvis secure parameters beginning with double-underscore. <text:s/>These include __username, __group_list, etc.</text:p>
        </text:list-item>
        <text:list-item>
          <text:p text:style-name="P8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912741386" text:style-name="L29">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5">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605917649" text:style-name="L30">
              <text:list-item>
                <text:p text:style-name="P102">$jconfig, </text:p>
              </text:list-item>
              <text:list-item>
                <text:p text:style-name="P86">$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755065126" text:continue-numbering="true" text:style-name="L30">
              <text:list-item>
                <text:p text:style-name="P102">$jconfig, </text:p>
              </text:list-item>
              <text:list-item>
                <text:p text:style-name="P102">$hook_parameters_href</text:p>
              </text:list-item>
              <text:list-item>
                <text:p text:style-name="P86">$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1797025851" text:continue-numbering="true"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57">$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812484846" text:continue-numbering="true" text:style-name="L30">
              <text:list-item>
                <text:p text:style-name="P102">$jconfig</text:p>
              </text:list-item>
              <text:list-item>
                <text:p text:style-name="P103">$hook_parameters_href</text:p>
              </text:list-item>
              <text:list-item>
                <text:p text:style-name="P103">$dsxml</text:p>
              </text:list-item>
              <text:list-item>
                <text:p text:style-name="P57">$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80103287" text:continue-numbering="true" text:style-name="L30">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57">$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752262622" text:continue-numbering="true"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57">$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2052132213" text:style-name="L31">
              <text:list-item>
                <text:p text:style-name="P58">Add some extra root level parameters (by modifying $extra_href)</text:p>
              </text:list-item>
              <text:list-item>
                <text:p text:style-name="P58">Perform a custom encoding into text (by setting $return_text)</text:p>
              </text:list-item>
            </text:list>
            <text:p text:style-name="P21">Args are:</text:p>
            <text:list xml:id="list1931781046" text:continue-list="list1752262622" text:style-name="L30">
              <text:list-item>
                <text:p text:style-name="P102">$jconfig</text:p>
              </text:list-item>
              <text:list-item>
                <text:p text:style-name="P103">$hook_parameters_href</text:p>
              </text:list-item>
              <text:list-item>
                <text:p text:style-name="P103">$extra_href</text:p>
              </text:list-item>
              <text:list-item>
                <text:p text:style-name="P86">$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1920565392" text:continue-list="list2052132213" text:style-name="L31">
              <text:list-item text:start-value="1">
                <text:p text:style-name="P58">Add some extra root level parameters (by modifying $extra_href)</text:p>
              </text:list-item>
              <text:list-item>
                <text:p text:style-name="P58">Modify the returned content (by modifying $rows_aref)</text:p>
              </text:list-item>
              <text:list-item>
                <text:p text:style-name="P58">Perform a custom encoding into text (by setting $return_text)</text:p>
              </text:list-item>
            </text:list>
            <text:p text:style-name="P21">Args are:</text:p>
            <text:list xml:id="list1574291006" text:continue-list="list1931781046" text:style-name="L30">
              <text:list-item>
                <text:p text:style-name="P102">$jconfig</text:p>
              </text:list-item>
              <text:list-item>
                <text:p text:style-name="P103">$hook_parameters_href</text:p>
              </text:list-item>
              <text:list-item>
                <text:p text:style-name="P103"><text:soft-page-break/>$dsxml</text:p>
              </text:list-item>
              <text:list-item>
                <text:p text:style-name="P103">$sql_params_href</text:p>
              </text:list-item>
              <text:list-item>
                <text:p text:style-name="P103">$rows_aref</text:p>
              </text:list-item>
              <text:list-item>
                <text:p text:style-name="P103">$extra_href</text:p>
              </text:list-item>
              <text:list-item>
                <text:p text:style-name="P86">$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1340131160" text:continue-list="list1920565392" text:style-name="L31">
              <text:list-item text:start-value="1">
                <text:p text:style-name="P58">Add some extra root level parameters (by modifying $extra_href)</text:p>
              </text:list-item>
              <text:list-item>
                <text:p text:style-name="P58">Modify the returned content (by modifying $results_aref)</text:p>
              </text:list-item>
              <text:list-item>
                <text:p text:style-name="P58">Perform a custom encoding into text (by setting $return_text)</text:p>
              </text:list-item>
            </text:list>
            <text:p text:style-name="P21">Args are:</text:p>
            <text:list xml:id="list185790668" text:continue-list="list1574291006"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103">$results_aref</text:p>
              </text:list-item>
              <text:list-item>
                <text:p text:style-name="P103">$extra_href</text:p>
              </text:list-item>
              <text:list-item>
                <text:p text:style-name="P86">$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7356293" text:continue-numbering="true" text:style-name="L30">
              <text:list-item>
                <text:p text:style-name="P102">$jconfig</text:p>
              </text:list-item>
              <text:list-item>
                <text:p text:style-name="P86">$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59177157" text:style-name="L32">
        <text:list-item>
          <text:p text:style-name="P87">You may implement none, some, or all hook methods.</text:p>
        </text:list-item>
        <text:list-item>
          <text:p text:style-name="P87">All implemented hook methods must all return “1”.</text:p>
        </text:list-item>
        <text:list-item>
          <text:p text:style-name="P87">There is no way for a hook to stop processing, other than to call “die”.</text:p>
        </text:list-item>
        <text:list-item>
          <text:p text:style-name="P87"><text:soft-page-break/>If an SQL error occurs during dataset updates, any following before_one, after_one and after_all hook calls will be skipped. <text:s/>Only the finish hook call will be invoked.</text:p>
        </text:list-item>
        <text:list-item>
          <text:p text:style-name="P8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66210814" text:style-name="L33">
        <text:list-item>
          <text:p text:style-name="P88">Dual-Core Intel @ 2.5 GHz, 4G of RAM. <text:s/>(CPU Blowfish rating 7.09).</text:p>
        </text:list-item>
        <text:list-item>
          <text:p text:style-name="P88">Kubuntu 09.10 (Karmic Koala).</text:p>
        </text:list-item>
        <text:list-item>
          <text:p text:style-name="P88">Apache 2 webserver using HTTP (not SSL).</text:p>
        </text:list-item>
        <text:list-item>
          <text:p text:style-name="P88">Apache jmeter client with five simultaneous threads.</text:p>
        </text:list-item>
        <text:list-item>
          <text:p text:style-name="P88">PostgreSQL database.</text:p>
        </text:list-item>
        <text:list-item>
          <text:p text:style-name="P8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75050442" text:style-name="L34">
        <text:list-item>
          <text:p text:style-name="P89">ExtJS 2.3. Please refer to Section <text:reference-ref text:reference-format="chapter" text:ref-name="Install ExtJS">13.4</text:reference-ref>, Page <text:reference-ref text:reference-format="page" text:ref-name="Install ExtJS">62</text:reference-ref> <text:reference-ref text:reference-format="direction" text:ref-name="Install ExtJS">below</text:reference-ref> for details on installing ExtJS 2.3.</text:p>
        </text:list-item>
        <text:list-item>
          <text:p text:style-name="P89">SHJS. Syntax Highlighting for Javascript. Please see below for further details on this.</text:p>
        </text:list-item>
        <text:list-item>
          <text:p text:style-name="P89">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001716060" text:style-name="L35">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1<text:tab/><text:page-number text:select-page="current">2</text:page-number>/<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4T09:37:28</dc:date>
    <meta:editing-duration>PT224H19M42S</meta:editing-duration>
    <meta:editing-cycles>595</meta:editing-cycles>
    <meta:generator>OpenOffice.org/3.2$Linux OpenOffice.org_project/320m12$Build-9483</meta:generator>
    <meta:print-date>2009-06-23T14:50:34</meta:print-date>
    <meta:document-statistic meta:table-count="31" meta:image-count="0" meta:object-count="0" meta:page-count="63" meta:paragraph-count="1925" meta:word-count="17467" meta:character-count="116661"/>
    <meta:user-defined meta:name="Info 1"/>
    <meta:user-defined meta:name="Info 2"/>
    <meta:user-defined meta:name="Info 3"/>
    <meta:user-defined meta:name="Info 4"/>
  </office:meta>
</office:document-meta>
</file>